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75cm" fo:min-width="23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3" style:family="graphic" style:parent-style-name="standard">
      <style:graphic-properties svg:stroke-color="#cc9900" draw:fill-color="#ffff66" draw:textarea-horizontal-align="justify" draw:textarea-vertical-align="middle" draw:auto-grow-height="false" fo:min-height="2.15cm" fo:min-width="3.4cm"/>
    </style:style>
    <style:style style:name="gr4" style:family="graphic" style:parent-style-name="standard">
      <style:graphic-properties svg:stroke-color="#006600" draw:fill-color="#66cc00" draw:textarea-horizontal-align="justify" draw:textarea-vertical-align="middle" draw:auto-grow-height="false" fo:min-height="4.95cm" fo:min-width="3.2cm"/>
    </style:style>
    <style:style style:name="gr5" style:family="graphic" style:parent-style-name="standard">
      <style:graphic-properties svg:stroke-color="#cc9900" draw:fill-color="#ffff66" draw:textarea-horizontal-align="justify" draw:textarea-vertical-align="middle" draw:auto-grow-height="false" fo:min-height="0.75cm" fo:min-width="3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c9900" draw:fill-color="#ffff66" draw:textarea-horizontal-align="justify" draw:textarea-vertical-align="middle" draw:auto-grow-height="false" fo:min-height="4.845cm" fo:min-width="3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6cm" draw:transform="skewX (0.00226892802759263) rotate (0.00226892802759263) translate (1.5cm 1.05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cm" draw:transform="skewX (0.00191986217719376) rotate (0.0020943951023932) translate (1.9cm 1.399cm)">
          <text:p text:style-name="P2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9cm" svg:height="2.4cm" draw:transform="skewX (0.0020943951023932) rotate (0.00226892802759263) translate (6.251cm 1.389cm)">
          <text:p text:style-name="P2">Shader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7cm" svg:height="5.2cm" draw:transform="skewX (0.00244346095279206) rotate (0.00244346095279206) translate (20.9cm 1.409cm)">
          <text:p text:style-name="P2">Scre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cm" draw:transform="skewX (0.00191986217719376) rotate (0.0020943951023932) translate (1.9cm 2.8cm)">
          <text:p text:style-name="P2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cm" svg:height="1cm" draw:transform="skewX (0.00191986217719376) rotate (0.0020943951023932) translate (1.9cm 4.2cm)">
          <text:p text:style-name="P2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cm" svg:height="1cm" draw:transform="skewX (0.00191986217719376) rotate (0.0020943951023932) translate (1.9cm 5.599cm)">
          <text:p text:style-name="P2">Obje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9cm" svg:height="1cm" draw:transform="skewX (0.00191986217719376) rotate (0.00226892802759263) translate (6.3cm 4.2cm)">
          <text:p text:style-name="P2">Shader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9cm" svg:height="1cm" draw:transform="skewX (0.00191986217719376) rotate (0.00226892802759263) translate (6.3cm 5.6cm)">
          <text:p text:style-name="P2">Shader 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2cm" svg:y1="1.891cm" svg:x2="6.3cm" svg:y2="1.889cm">
          <text:p/>
        </draw:line>
        <draw:line draw:style-name="gr6" draw:text-style-name="P1" draw:layer="layout" svg:x1="5.2cm" svg:y1="3.291cm" svg:x2="6.3cm" svg:y2="3.289cm">
          <text:p/>
        </draw:line>
        <draw:line draw:style-name="gr6" draw:text-style-name="P1" draw:layer="layout" svg:x1="5.2cm" svg:y1="4.691cm" svg:x2="6.3cm" svg:y2="4.689cm">
          <text:p/>
        </draw:line>
        <draw:line draw:style-name="gr6" draw:text-style-name="P1" draw:layer="layout" svg:x1="5.2cm" svg:y1="6.091cm" svg:x2="6.3cm" svg:y2="6.089cm">
          <text:p/>
        </draw:line>
        <draw:line draw:style-name="gr6" draw:text-style-name="P1" draw:layer="layout" svg:x1="10.2cm" svg:y1="3.3cm" svg:x2="11.3cm" svg:y2="3.298cm">
          <text:p/>
        </draw:line>
        <draw:line draw:style-name="gr6" draw:text-style-name="P1" draw:layer="layout" svg:x1="10.2cm" svg:y1="4.702cm" svg:x2="11.3cm" svg:y2="4.7cm">
          <text:p/>
        </draw:line>
        <draw:line draw:style-name="gr6" draw:text-style-name="P1" draw:layer="layout" svg:x1="10.2cm" svg:y1="1.9cm" svg:x2="11.3cm" svg:y2="1.898cm">
          <text:p/>
        </draw:line>
        <draw:line draw:style-name="gr6" draw:text-style-name="P1" draw:layer="layout" svg:x1="10.2cm" svg:y1="6.102cm" svg:x2="11.3cm" svg:y2="6.1cm">
          <text:p/>
        </draw:line>
        <draw:line draw:style-name="gr6" draw:text-style-name="P1" draw:layer="layout" svg:x1="14.9cm" svg:y1="4cm" svg:x2="16cm" svg:y2="3.998cm">
          <text:p/>
        </draw:line>
        <draw:line draw:style-name="gr6" draw:text-style-name="P1" draw:layer="layout" svg:x1="19.8cm" svg:y1="4.002cm" svg:x2="20.9cm" svg:y2="4cm">
          <text:p/>
        </draw:line>
        <draw:custom-shape draw:style-name="gr7" draw:text-style-name="P3" draw:layer="layout" svg:width="3.9cm" svg:height="5.095cm" draw:transform="skewX (0.0020943951023932) rotate (0.00226892802759263) translate (15.952cm 1.409cm)">
          <text:p text:style-name="P2">Lighting</text:p>
          <text:p text:style-name="P2">Sh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7cm" svg:height="5.2cm" draw:transform="skewX (0.00244346095279206) rotate (0.00244346095279206) translate (11.3cm 1.409cm)">
          <text:p text:style-name="P2">Buffer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7:10:13.171005271</meta:creation-date>
    <dc:date>2017-12-19T17:13:13.033545633</dc:date>
    <meta:editing-duration>PT3M</meta:editing-duration>
    <meta:editing-cycles>1</meta:editing-cycles>
    <meta:document-statistic meta:object-count="21"/>
    <meta:generator>LibreOffice/5.1.6.2$Linux_X86_64 LibreOffice_project/10m0$Build-2</meta:generator>
  </office:meta>
</office:document-meta>
</file>